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pper | | | | |</text:p>
      <text:p text:style-name="P1">I am a ghost boo</text:p>
      <text:p text:style-name="P1">|</text:p>
      <text:p text:style-name="P1"/>
      <text:p text:style-name="P1">popper | | why here | | |</text:p>
      <text:p text:style-name="P1">I hang out in here because it's like a cave</text:p>
      <text:p text:style-name="P1">|</text:p>
      <text:p text:style-name="P1"/>
      <text:p text:style-name="P1">popper | | sing | | |</text:p>
      <text:p text:style-name="P1">my song: I like bears, bears are cool, when I'm sad, I think of bears. repeat until happy</text:p>
      <text:p text:style-name="P1">|</text:p>
      <text:p text:style-name="P1"/>
      <text:p text:style-name="P1">popper | | like knotty | | |</text:p>
      <text:p text:style-name="P1">I would totally spend my life with knotty if I couldn't find any bears to hang with</text:p>
      <text:p text:style-name="P1">|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 Gauthier</meta:initial-creator>
    <meta:creation-date>2011-12-28T13:22:46</meta:creation-date>
    <dc:date>2011-12-29T00:19:16</dc:date>
    <dc:creator>Chris Gauthier</dc:creator>
    <meta:editing-duration>PT00H50M09S</meta:editing-duration>
    <meta:editing-cycles>17</meta:editing-cycles>
    <meta:generator>OpenOffice.org/3.2$Linux OpenOffice.org_project/320m12$Build-9483</meta:generator>
    <meta:document-statistic meta:table-count="0" meta:image-count="0" meta:object-count="0" meta:page-count="1" meta:paragraph-count="12" meta:word-count="83" meta:character-count="325"/>
  </office:meta>
</office:document-meta>
</file>